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576a" officeooo:paragraph-rsid="0018576a"/>
    </style:style>
    <style:style style:name="P2" style:family="paragraph" style:parent-style-name="Standard">
      <style:text-properties officeooo:paragraph-rsid="0018576a"/>
    </style:style>
    <style:style style:name="T1" style:family="text">
      <style:text-properties officeooo:rsid="0018576a"/>
    </style:style>
    <style:style style:name="Sect1" style:family="section">
      <style:section-properties text:dont-balance-text-columns="false" style:writing-mode="lr-tb"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writing-mode="rl-tb"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Simple text</text:p>
      <text:section text:style-name="Sect1" text:name="Section1">
        <text:p text:style-name="P1">Two column sections. Setting the text direction to LTR.</text:p>
        <text:p text:style-name="P1"/>
        <text:p text:style-name="P1"/>
        <text:p text:style-name="P1"/>
        <text:p text:style-name="P1"/>
        <text:p text:style-name="P1"/>
      </text:section>
      <text:p text:style-name="P1"/>
      <text:p text:style-name="P1"/>
      <text:p text:style-name="P1"/>
      <text:p text:style-name="P1"/>
      <text:section text:style-name="Sect2" text:name="Section2">
        <text:p text:style-name="P1">dd</text:p>
        <text:p text:style-name="P1"/>
        <text:p text:style-name="P1">Lorem ipsum dolor sit amet, consectetur adipiscing elit. Nam pulvinar eu nunc in aliquam. Fusce in volutpat lacus, eget posuere justo. Aenean pellentesque, tortor sed lobortis pharetra, nisi lorem porttitor erat, id tincidunt libero urna vel eros. Nulla lobortis eros sit amet sollicitudin congue. Curabitur gravida malesuada justo, convallis consequat felis molestie in. Aenean consectetur lobortis odio vitae sagittis. Aenean at orci sagittis, malesuada quam vitae, pellentesque ante. Nam ultrices velit sed tortor convallis, sit amet tincidunt nibh pharetra. Praesent gravida vulputate mollis.</text:p>
        <text:p text:style-name="P1"/>
        <text:p text:style-name="P1">Etiam vitae dolor urna. Pellentesque lacinia purus purus, ac pharetra sem fermentum vel. Pellentesque erat massa, faucibus nec purus quis, tempus finibus turpis. Morbi ac interdum arcu. Mauris leo orci, laoreet ut dolor id, maximus fermentum leo. Aenean laoreet lacinia vulputate. Nullam molestie venenatis dui, egestas vulputate ante efficitur eget. Donec pharetra placerat sapien, non cursus metus viverra ut. Maecenas odio metus, lobortis ac enim vitae, laoreet fermentum metus. Ut facilisis elit aliquam, luctus augue eget, mattis diam. Phasellus massa enim, vulputate sit amet aliquam a, sodales vel turpis. Duis sagittis suscipit aliquam. In dictum et sapien quis mattis. Vestibulum viverra ligula vitae mauris tristique, eu lacinia nisi lobortis.</text:p>
        <text:p text:style-name="P1"/>
        <text:p text:style-name="P1">Aliquam sodales cursus neque, et aliquam lacus malesuada in. Vestibulum non blandit sapien, id euismod sem. Aliquam erat volutpat. Nam ut sodales metus. Donec pellentesque sapien vitae purus porttitor tincidunt. Sed scelerisque ligula ac consectetur mattis. Aliquam sapien ipsum, euismod a ante eu, condimentum semper libero. In commodo mattis elit quis maximus. Vivamus luctus sagittis nunc, vel feugiat neque dignissim vitae. Ut viverra dapibus lorem, id eleifend augue.</text:p>
        <text:p text:style-name="P1"/>
        <text:p text:style-name="P1">Aenean ut hendrerit est, ut commodo eros. Nam dapibus maximus est. Fusce tempus dui sed mauris lobortis tristique. Curabitur eros turpis, rutrum id quam sit amet, semper laoreet lacus. Cras finibus non est eget elementum. Integer volutpat tellus libero, et tristique metus ultrices at. Nullam dapibus nunc vel accumsan accumsan. Donec non dapibus ante. Proin vitae elit turpis. Pellentesque nec viverra nunc. Aenean vitae faucibus metus. Cras mollis est ut quam mollis, ut placerat ante egestas.</text:p>
        <text:p text:style-name="P1"/>
        <text:p text:style-name="P2"><text:span text:style-name="T1">Nunc at ipsum ipsum. Integer faucibus nisl a ex gravida euismod. Mauris et neque quis elit faucibus semper. Donec blandit lacus in erat sodales convallis. Proin posuere massa in viverra consequat. Fusce id aliquam arcu, non fermentum orci. Integer nec ligula vel lacus finibus lobortis vel sit amet nulla. Morbi in ex felis. Quisque ac efficitur risus. Nunc lobortis commodo leo ut volutpat. Ut interdum mollis ante, vel suscipit massa ullamcorper at. Donec ornare eget lorem ut </text:span>Lorem ipsum dolor sit amet, consectetur adipiscing elit. Nam pulvinar eu nunc in aliquam. Fusce in volutpat lacus, eget posuere justo. Aenean pellentesque, tortor sed lobortis pharetra, nisi lorem porttitor erat, id tincidunt libero urna vel eros. Nulla lobortis eros sit amet sollicitudin congue. Curabitur gravida malesuada justo, convallis consequat felis molestie in. Aenean consectetur lobortis odio vitae sagittis. Aenean at orci sagittis, malesuada quam vitae, pellentesque ante. Nam ultrices velit sed tortor convallis, sit <text:soft-page-break/>amet tincidunt nibh pharetra. Praesent gravida Proin eget semper leo. </text:p>
        <text:p text:style-name="P1">malesuada. Proin eget semper leo. </text:p>
      </text:section>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mplex="DejaVu Sans" style:font-family-complex="'DejaVu Sans'" style:font-style-name-complex="Book" style:font-family-generic-complex="swiss"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4T15:03:32.255090586</meta:creation-date>
    <dc:date>2022-08-14T15:10:07.761342088</dc:date>
    <meta:editing-duration>PT6M36S</meta:editing-duration>
    <meta:editing-cycles>2</meta:editing-cycles>
    <meta:generator>LibreOffice/7.3.4.2$Linux_X86_64 LibreOffice_project/30$Build-2</meta:generator>
    <meta:document-statistic meta:table-count="0" meta:image-count="0" meta:object-count="0" meta:page-count="2" meta:paragraph-count="9" meta:word-count="515" meta:character-count="3499" meta:non-whitespace-character-count="2991"/>
  </office:meta>
</office:document-meta>
</file>